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fa73d" officeooo:paragraph-rsid="00228586"/>
    </style:style>
    <style:style style:name="P2" style:family="paragraph" style:parent-style-name="Standard">
      <style:paragraph-properties fo:text-align="start" style:justify-single-word="false"/>
      <style:text-properties officeooo:rsid="001fa73d" officeooo:paragraph-rsid="00228586"/>
    </style:style>
    <style:style style:name="P3" style:family="paragraph" style:parent-style-name="Standard">
      <style:paragraph-properties fo:text-align="start" style:justify-single-word="false"/>
      <style:text-properties fo:font-size="13pt" officeooo:rsid="001fa73d" officeooo:paragraph-rsid="001fd8d2" style:font-size-asian="13pt" style:font-size-complex="13pt"/>
    </style:style>
    <style:style style:name="P4" style:family="paragraph" style:parent-style-name="Standard">
      <style:text-properties fo:font-size="13pt" officeooo:rsid="0020c964" officeooo:paragraph-rsid="0020c964" style:font-size-asian="13pt" style:font-size-complex="13pt"/>
    </style:style>
    <style:style style:name="P5" style:family="paragraph" style:parent-style-name="Standard">
      <style:text-properties fo:font-size="13pt" officeooo:paragraph-rsid="00228586" style:font-size-asian="13pt" style:font-size-complex="13pt"/>
    </style:style>
    <style:style style:name="P6" style:family="paragraph" style:parent-style-name="Standard">
      <style:text-properties officeooo:paragraph-rsid="00228586"/>
    </style:style>
    <style:style style:name="P7" style:family="paragraph" style:parent-style-name="Standard" style:list-style-name="L1">
      <style:text-properties fo:font-size="13pt" officeooo:paragraph-rsid="00228586" style:font-size-asian="13pt" style:font-size-complex="13pt"/>
    </style:style>
    <style:style style:name="P8" style:family="paragraph" style:parent-style-name="Standard" style:list-style-name="L1">
      <style:text-properties fo:font-size="13pt" officeooo:rsid="00248b99" officeooo:paragraph-rsid="00248b99" style:font-size-asian="13pt" style:font-size-complex="13pt"/>
    </style:style>
    <style:style style:name="T1" style:family="text">
      <style:text-properties officeooo:rsid="001fd8d2"/>
    </style:style>
    <style:style style:name="T2" style:family="text">
      <style:text-properties fo:font-size="13pt" style:font-size-asian="13pt" style:font-size-complex="13pt"/>
    </style:style>
    <style:style style:name="T3" style:family="text">
      <style:text-properties fo:font-size="13pt" officeooo:rsid="00228586" style:font-size-asian="13pt" style:font-size-complex="13pt"/>
    </style:style>
    <style:style style:name="T4" style:family="text">
      <style:text-properties fo:font-size="13pt" officeooo:rsid="00244f92" style:font-size-asian="13pt" style:font-size-complex="13pt"/>
    </style:style>
    <style:style style:name="T5" style:family="text">
      <style:text-properties fo:font-size="13pt" officeooo:rsid="002479ce" style:font-size-asian="13pt" style:font-size-complex="13pt"/>
    </style:style>
    <style:style style:name="T6" style:family="text">
      <style:text-properties fo:font-size="13pt" officeooo:rsid="00248b99" style:font-size-asian="13pt"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bold" officeooo:rsid="00228586" style:font-size-asian="13pt" style:font-weight-asian="bold" style:font-size-complex="13pt" style:font-weight-complex="bold"/>
    </style:style>
    <style:style style:name="T9" style:family="text">
      <style:text-properties fo:font-size="13pt" fo:font-weight="bold" officeooo:rsid="00248b99" style:font-size-asian="13pt" style:font-weight-asian="bold" style:font-size-complex="13pt" style:font-weight-complex="bold"/>
    </style:style>
    <style:style style:name="T10" style:family="text">
      <style:text-properties fo:font-weight="bold" style:font-weight-asian="bold" style:font-weight-complex="bold"/>
    </style:style>
    <style:style style:name="T11" style:family="text">
      <style:text-properties fo:font-weight="bold" officeooo:rsid="002479ce" style:font-weight-asian="bold" style:font-weight-complex="bold"/>
    </style:style>
    <style:style style:name="T12" style:family="text">
      <style:text-properties fo:font-weight="bold" officeooo:rsid="002479ce"/>
    </style:style>
    <style:style style:name="T13" style:family="text">
      <style:text-properties officeooo:rsid="002479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Assignment 3</text:span><text:line-break/></text:p>
      <text:p text:style-name="P2"><text:line-break/><text:span text:style-name="T2">A subnet allows the flow of netwrok traffic between hosts to be segregated based on a network configuration. By organizing hosts into logical groups, subnetting can imprvoe netwrok security and performance.<text:line-break/><text:line-break/></text:span><text:span text:style-name="T7">Subnet Mask</text:span><text:span text:style-name="T2"><text:line-break/><text:line-break/>Perhaps the most recognizable aspect of subnetting is the subnet mask. Like IP addresses, a subnet mask contains four bytes (32 bits) and is often written using the same “dotted-decimal” notation.<text:line-break/><text:line-break/>For example, a very common subnet mask is in its binary representation:<text:line-break/> <text:line-break/><text:tab/>11111111 11111111 11111111 00000000<text:line-break/><text:line-break/>is typically shown in equivalent, more readable form<text:line-break/></text:span></text:p>
      <text:p text:style-name="P3"><text:tab/>255.255.255.0<text:line-break/><text:line-break/><text:span text:style-name="T10">Applying a Subnet Mask</text:span><text:line-break/>A subnet mask neither works like an IP address nor does it exist independently of them. Instead, subnet masks accompany an IP address and the two values work together. Applying the subnet mask to an IP address splits the address into two parts, an “extended network address” and a host address.<text:line-break/><text:line-break/>For a subnet mask to be valid, its leftmost bits bust be set to ‘1’. For example,<text:line-break/><text:line-break/><text:tab/>00000000 00000000 00000000 00000000<text:line-break/><text:line-break/><text:span text:style-name="T1">is an invalid subnet mask because the leftmost bit is set to ‘0’.<text:line-break/>Conversely, the rightmost bits in a valid subnet mask must be set to ‘0’, not ‘1.<text:line-break/><text:line-break/>Hence, 111111111 111111111 111111111 111111111 is invalid.<text:line-break/><text:line-break/>All valid subnet masks contain two parts: the left side with all mask bits set to ‘1’ (the extended neetwork portion) and the right side with all bits set to ‘0’ (the host portion), such as the first example above.<text:line-break/><text:line-break/>Subnetting in practice<text:line-break/>Subnetting works by applying the concept of extended network addresses to individual computer (and another network device) addresses. An extended network address includes both a network address and additional bits that represent the subnet number. Together, these two data elements support a two-level addressing scheme recognized by standard implementations of IP.<text:line-break/><text:line-break/>The network address and subnet nhmber, when combined with the host address, therefore support a three-level scheme.<text:line-break/></text:span><text:soft-page-break/><text:span text:style-name="T1"><text:line-break/>Consider thee following real-world example. A small business plans to use the 192.168.1.0 network for its internal (intranet) hosts. The human resources department wants their computers to be on a restricted part of this network because they store payroll information and other sensitive employee data. But because this is a Class C network, the default subnet mask of 255.255.255.0 allows all computers on the network to be peers (to send messages directly to each other) by default. </text:span></text:p>
      <text:p text:style-name="P4"><text:line-break/>The first four bits of 192.168.1.0 which are 1100 place this netowrk in the Class C range and also fix the legnth of the network address to 24 bits. To subnet this network, more than 24 bits mus be set to ‘1’ on the left side of the subnet mask. For instance, the 25-bit mask 255.255.255.128 creates a two subneet network as shown in Table 1.<text:line-break/><text:line-break/>For every additional bit set to ‘1’ in the mask, another bit becomes available in the subnet number to index additional subnets. A two-bit subnet number can support up to four subnets, a three-bit subnet can support up to eight subnets, and so on.</text:p>
      <text:p text:style-name="P4"/>
      <text:p text:style-name="P6"><text:span text:style-name="T8">Net</text:span><text:span text:style-name="T9">wo</text:span><text:span text:style-name="T8">rk Address Translation (NAT)</text:span><text:span text:style-name="T3"><text:line-break/><text:line-break/></text:span><text:span text:style-name="T4">IP addresses are 32 bit numbers which were intended to serve as logical address for all nodes on the internet as theoretically, you could have 2^32 <text:s/>different IP addresses. However, the practical number is about 3.3 billion. This is where NAT comes in </text:span><text:span text:style-name="T5">as it allows a single device, such as a r</text:span><text:span text:style-name="T6">outer</text:span><text:span text:style-name="T5">, to act as an agent between the Internet (or "public network") and a local (or "private") network. This means that only a single, unique IP address is required to represent an entire group of computers.</text:span></text:p>
      <text:p text:style-name="P5"/>
      <text:p text:style-name="P6"><text:span text:style-name="T5">Developed by Cisco, Network Address Translation is used by a device (</text:span><text:span text:style-name="T6">firewall,router</text:span><text:span text:style-name="T5"> or computer that sits between an internal network and the rest of the world. NAT has many forms and can work in several ways:<text:line-break/><text:line-break/></text:span></text:p>
      <text:p text:style-name="P5"/>
      <text:p text:style-name="P5"/>
      <text:list xml:id="list2884584194" text:style-name="L1">
        <text:list-item>
          <text:p text:style-name="P7"><text:span text:style-name="T12">Static NAT</text:span><text:span text:style-name="T13"> - Mapping an unregistered IP address to a registered IP address on a one-to-one basis. Particularly useful when a device needs to be accessible from outside the network.</text:span></text:p>
        </text:list-item>
        <text:list-item>
          <text:p text:style-name="P7"><text:span text:style-name="T12">Dynamic NAT</text:span><text:span text:style-name="T13"> - Maps an unregistered IP address to a registered IP address from a group of registered IP addresses.</text:span></text:p>
        </text:list-item>
        <text:list-item>
          <text:p text:style-name="P8"><text:span text:style-name="T11">O</text:span><text:span text:style-name="T10">verloading</text:span> – A form of dynamic NAT that maps mulitple unregistered IP addresses to a single registered IP adddress by using different ports. This is known as PAT (Port Address Translation), single address NAT or port-level multiplexed NAT.</text:p>
        </text:list-item>
        <text:list-item>
          <text:p text:style-name="P8"><text:span text:style-name="T10">Overlapping</text:span> – When the IP addresses used on your internal network are registered IP addresses in use on another network, the router must maintain a loopup table of these addresses so that it can intercept them and replace them with registered unique IP addreses. It is important to note that the NAT router must translate the “internal” addresses to registered unique addresses as well as translate the “external” registered addresses to addresses that are unique to the private network. This can be done either through static NAT or using DNS and implementing dynamic N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4:30:16.804751379</meta:creation-date>
    <dc:date>2017-06-06T15:48:36.612237366</dc:date>
    <meta:editing-duration>PT16M58S</meta:editing-duration>
    <meta:editing-cycles>3</meta:editing-cycles>
    <meta:generator>LibreOffice/5.3.1.2$Linux_X86_64 LibreOffice_project/30m0$Build-2</meta:generator>
    <meta:document-statistic meta:table-count="0" meta:image-count="0" meta:object-count="0" meta:page-count="2" meta:paragraph-count="10" meta:word-count="813" meta:character-count="4925" meta:non-whitespace-character-count="4096"/>
  </office:meta>
</office:document-meta>
</file>